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.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unTime.rese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.getRuntim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.isD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.incremen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.endOfL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.setRuntime( lo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.getRu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.nextI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.setRuntime( String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.ge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